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299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6.3047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11.5256in"/>
    </style:style>
    <style:style style:name="co6" style:family="table-column">
      <style:table-column-properties fo:break-before="auto" style:column-width="0.892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Arial" style:font-size-asian="6.80000019073486pt" style:language-asian="hi" style:country-asian="IN" style:font-style-asian="normal" style:font-weight-asian="normal" style:font-name-complex="Times New Roman" style:font-size-complex="6.80000019073486pt" style:language-complex="en" style:country-complex="US" style:font-style-complex="normal" style:font-weight-complex="normal"/>
    </style:style>
    <style:style style:name="ce3" style:family="table-cell" style:parent-style-name="Excel_20_Built-in_20_Normal">
      <style:text-properties style:font-size-asian="12pt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ext-properties fo:color="#000000" style:font-name="Times New Roman" fo:font-size="12pt" fo:language="en" fo:country="US" style:font-name-asian="Arial" style:language-asian="hi" style:country-asian="IN" style:font-name-complex="Times New Roman"/>
    </style:style>
    <style:style style:name="T1" style:family="text">
      <style:text-properties fo:color="#000000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2" style:family="text">
      <style:text-properties style:use-window-font-color="true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12pt" fo:language="en" fo:country="US" fo:font-style="normal" fo:text-shadow="none" style:text-underline-style="none" fo:font-weight="normal" style:letter-kerning="true" style:font-name-asian="Arial" style:font-size-asian="12pt" style:language-asian="hi" style:country-asian="IN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color="#000000" style:font-name="Times New Roman" fo:font-size="12pt" fo:language="en" fo:country="US" style:letter-kerning="true" style:font-name-asian="Arial" style:font-size-asian="12pt" style:language-asian="hi" style:country-asian="IN" style:font-name-complex="Times New Roman" style:font-size-complex="12pt"/>
    </style:style>
    <style:style style:name="T8" style:family="text">
      <style:text-properties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As a user, I want to create a claim so that I can recover my losses.</text:p>
          </table:table-cell>
          <table:table-cell/>
          <table:table-cell table:style-name="ce1" office:value-type="string">
            <text:p>Feature: User Login Logout</text:p>
          </table:table-cell>
          <table:table-cell/>
          <table:table-cell office:value-type="string">
            <text:p>Feature: <text:span text:style-name="T1">Shield Handler</text:span> Login Logout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create an account so that I can login.</text:p>
          </table:table-cell>
          <table:table-cell/>
          <table:table-cell table:style-name="ce1" office:value-type="string">
            <text:p>Scenario: As a user, I want to login so that I can view my claims.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login so that I can approve or deny a clai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in so that I can view my claims. 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Given the <text:span text:style-name="T1">Shield Handler</text:span> is on the login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out so that my information does not remain available on my computer.</text:p>
          </table:table-cell>
          <table:table-cell/>
          <table:table-cell office:value-type="string">
            <text:p>When the user enters a username into the username box</text:p>
          </table:table-cell>
          <table:table-cell/>
          <table:table-cell office:value-type="string">
            <text:p>When the <text:span text:style-name="T1">Shield Handler</text:span> enters a username into the username bo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view how much I have recovered so that I can keep track.</text:p>
          </table:table-cell>
          <table:table-cell/>
          <table:table-cell office:value-type="string">
            <text:p>When the user enters a password into the password box</text:p>
          </table:table-cell>
          <table:table-cell/>
          <table:table-cell office:value-type="string">
            <text:p>When the <text:span text:style-name="T1">Shield Handler</text:span> enters a password into the password box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string">
            <text:p>When the user clicks the login button</text:p>
          </table:table-cell>
          <table:table-cell/>
          <table:table-cell office:value-type="string">
            <text:p>When the <text:span text:style-name="T1">Shield Handler</text:span> clicks the login butt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login so that I can approve or deny a claim.</text:p>
          </table:table-cell>
          <table:table-cell/>
          <table:table-cell office:value-type="string">
            <text:p>Then the user is directed to the user page</text:p>
          </table:table-cell>
          <table:table-cell/>
          <table:table-cell office:value-type="string">
            <text:p>Then the <text:span text:style-name="T1">Shield Handler</text:span> is directed to the compensation agent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approve a claim so that the injured party can be compensated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to deny a claim so that a frivolous claim is dismissed.</text:p>
          </table:table-cell>
          <table:table-cell/>
          <table:table-cell office:value-type="string">
            <text:p><text:span text:style-name="T3">Scenario: </text:span><text:span text:style-name="T4">As a user, I want to logout so that my information does not remain available on my computer.</text:span>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logout so that my information does not remain available on my computer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forward to the involved personnel so that I can get more information.</text:p>
          </table:table-cell>
          <table:table-cell/>
          <table:table-cell table:style-name="ce1" office:value-type="string">
            <text:p>Given the user is on the user page</text:p>
          </table:table-cell>
          <table:table-cell/>
          <table:table-cell table:style-name="ce1" office:value-type="string">
            <text:p>Given the <text:span text:style-name="T1">Shield Handler</text:span> is on the Shield Handler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pending claims so that I can make decisions about them.</text:p>
          </table:table-cell>
          <table:table-cell/>
          <table:table-cell office:value-type="string">
            <text:p>When the user clicks the logout button</text:p>
          </table:table-cell>
          <table:table-cell/>
          <table:table-cell office:value-type="string">
            <text:p><text:span text:style-name="T3">When the </text:span><text:span text:style-name="T5">Shield Handler</text:span><text:span text:style-name="T3"> clicks the logout button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user's previous claims so that I don't accidentally approve the same claim multiple times.</text:p>
          </table:table-cell>
          <table:table-cell/>
          <table:table-cell office:value-type="string">
            <text:p>Then the user is directed to the login page</text:p>
          </table:table-cell>
          <table:table-cell/>
          <table:table-cell office:value-type="string">
            <text:p><text:span text:style-name="T3">Then the </text:span><text:span text:style-name="T5">Shield Handler</text:span><text:span text:style-name="T3"> is directed to the login page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view a leaderboard, so that I can send an email if one Shield Agent is clearly causing too much damag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logout so that my information does not remain available on my computer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2">As a Shield Handler, I want to check debriefings, so that I can be better informed for my decisions.</text:span>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Feature: User Create Account</text:p>
          </table:table-cell>
          <table:table-cell/>
          <table:table-cell office:value-type="string">
            <text:p>Feature: <text:span text:style-name="T1">Shield Handler</text:span> Pending Claim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login so that I can view my claims and statistics.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pending claims so that I can make decisions about the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view a list of my claims so that I can see the damage I caused.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send back a message on a pending claim, so that the compensation agent has the relevant information.</text:p>
          </table:table-cell>
          <table:table-cell/>
          <table:table-cell office:value-type="string">
            <text:p>Then the user is directed to the create account page</text:p>
          </table:table-cell>
          <table:table-cell/>
          <table:table-cell office:value-type="string">
            <text:p>Then the pending claims table exist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view my statistics, so that I can consider my actions in the future.</text:p>
          </table:table-cell>
          <table:table-cell/>
          <table:table-cell office:value-type="string">
            <text:p>When the user enters a username into the create username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view a leaderboard, so that I can see how my damage stacks up to other Shield Agents.</text:p>
          </table:table-cell>
          <table:table-cell/>
          <table:table-cell office:value-type="string">
            <text:p>When the user enters a password into the create password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logout so that my information does not remain available on my computer.</text:p>
          </table:table-cell>
          <table:table-cell/>
          <table:table-cell office:value-type="string">
            <text:p>When the user enters the password into the confirm password box</text:p>
          </table:table-cell>
          <table:table-cell/>
          <table:table-cell office:value-type="string">
            <text:p>Feature: <text:span text:style-name="T1">Shield Handler</text:span> View User Previous Claim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create a debriefing, so that I can document my missions.!</text:span>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user's previous claims so that I don't accidentally approve the same claim multiple times.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view my previous debriefings, so that I can make better decisions.!</text:span></text:p>
          </table:table-cell>
          <table:table-cell/>
          <table:table-cell office:value-type="string">
            <text:p>Then there is a prompt saying the user account has been successfully created.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office:value-type="string">
            <text:p>When the <text:span text:style-name="T1">Shield Handler</text:span> enters a user into the user search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When the <text:span text:style-name="T1">Shield Handler</text:span> clicks the user search button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failed login attempts.</text:p>
          </table:table-cell>
          <table:table-cell table:number-columns-repeated="3"/>
          <table:table-cell office:value-type="string">
            <text:p>Then a table appears that displays the user previous claim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negative values for claim requests.</text:p>
          </table:table-cell>
          <table:table-cell/>
          <table:table-cell office:value-type="string">
            <text:p>Feature:User Create Cla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the system, I should reject non-numeric values for claim requests.</text:p>
          </table:table-cell>
          <table:table-cell/>
          <table:table-cell office:value-type="string">
            <text:p><text:span text:style-name="T3">Scenario: </text:span><text:span text:style-name="T4">As a user, I want to create a claim so that I can recover my losses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office:value-type="string">
            <text:p>Feature: <text:span text:style-name="T1">Shield Handler</text:span> View Leader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n amount in the claim amount box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view a leaderboard, so that I can send an email if one Shield Agent is clearly causing too much dama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office:value-type="string">
            <text:p>When the <text:span text:style-name="T1">Shield Handler</text:span> agent clicks the leaderboard ta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 claim is added to a table of pending claims</text:p>
          </table:table-cell>
          <table:table-cell/>
          <table:table-cell office:value-type="string">
            <text:p>Then a table appears that displays the Shield Agents leaderboar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Feature: <text:span text:style-name="T1">Shield Handler </text:span>Approve/Deny clai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As a <text:span text:style-name="T1">Shield Handler</text:span>, I want to be able to approve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User View Past claims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a user, I want to view how much I have recovered so that I can keep track.</text:span>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When: The <text:span text:style-name="T1">Shield Handler</text:span> clicks on the Approve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n the user can see previous claims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Then: The <text:span text:style-name="T1">Shield Handler</text:span> should be alerted that the claim has been approv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eature: Login Attempt Failure</text:p>
          </table:table-cell>
          <table:table-cell/>
          <table:table-cell table:style-name="ce4" office:value-type="string">
            <text:p>Scenario: As a <text:span text:style-name="T1">Shield Handler</text:span>, I want to be able to deny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failed login attempts.</text:span>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login page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username into the create username box</text:p>
          </table:table-cell>
          <table:table-cell/>
          <table:table-cell table:style-name="ce4" office:value-type="string">
            <text:p>When: The <text:span text:style-name="T1">Shield Handler</text:span> clicks on the Deny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wrong password into the password box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login button</text:p>
          </table:table-cell>
          <table:table-cell/>
          <table:table-cell table:style-name="ce4" office:value-type="string">
            <text:p>Then: The <text:span text:style-name="T1">Shield Handler</text:span> should be alerted that the claim has been deni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at the login information is incorrec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>
            <text:p>Feature: Shield Handler Debrief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<text:span text:style-name="T1">As a Shield Handler, I want to check debriefings, so that I can be better informed for my decisions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Claim Attempt Failure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egative values for claim requests.</text:span></text:p>
          </table:table-cell>
          <table:table-cell/>
          <table:table-cell table:style-name="ce4" office:value-type="string">
            <text:p>When the Shield Handler selects a Shield Agent in the Shield Agent Selector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Then a table appears that displays the Shield Agents previous debriefing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negative amount in the claim amount box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 table:number-columns-repeated="1021"/>
        </table:table-row>
        <table:table-row table:style-name="ro3">
          <table:table-cell table:number-columns-repeated="4"/>
          <table:table-cell table:style-name="ce5" office:value-type="string">
            <text:p>Feature: Shield Agent Logi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login so that I can manage my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on-numeric values for claim requests.</text:span></text:p>
          </table:table-cell>
          <table:table-cell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5" office:value-type="string">
            <text:p>When: The shield agent enters their username in the username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non-numeric amount in the claim amount box</text:p>
          </table:table-cell>
          <table:table-cell/>
          <table:table-cell table:style-name="ce5" office:value-type="string">
            <text:p>When: The shield agent enters their password in the password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5" office:value-type="string">
            <text:p>When: The shield agent clicks on the login butt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table:style-name="ce5" office:value-type="string">
            <text:p>Then: The shield agent should be logged in and redirected to the shield agent hom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Viewing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 I want to be able to view my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a claims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A table with the list of claims against the shield agent is populate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Messsaging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send a message on a pending claim to the compesation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claim, the shield agent is redirected to a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s on the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message inp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nputs a mess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Sen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claim is updated with a message from the shield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my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view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will see statistics that go along with their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eaderboar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a leaderboard so that I can compare my damage to other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should see statistics of the top 3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ogo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logout of my accou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the logout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is redirected to the login pag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Feature: Shield Agent Debrief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cenario: <text:span text:style-name="T1">As a Shield Agent, I want to create a debriefing, so that I can document my missions.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a date into the debriefing date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a location into the debriefing location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the debriefing text into the debriefing text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clicks the create debriefing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Then a new debriefing is added to the debriefing t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cenario: <text:span text:style-name="T1">As a Shield Agent, I want to view my previous debriefings, so that I can make better decisions.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>
            <text:p><text:span text:style-name="T1">Given the Shield Agent is in the Shield Agent page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Then there is a table of previous debriefings</text:p>
          </table:table-cell>
          <table:table-cell table:number-columns-repeated="1019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12/29/2021</text:date>, <text:time>10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9T10:07:56.29</dc:date>
    <meta:generator>OpenOffice/4.1.7$Win32 OpenOffice.org_project/417m1$Build-9800</meta:generator>
    <meta:editing-duration>PT1H10M14S</meta:editing-duration>
    <meta:editing-cycles>5</meta:editing-cycles>
    <meta:document-statistic meta:table-count="1" meta:cell-count="166" meta:object-count="0"/>
  </office:meta>
</office:document-meta>
</file>